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hours</text:p>
          </table:table-cell>
          <table:table-cell table:style-name="pd1" office:value-type="string" calcext:value-type="string">
            <text:p>ELV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2.12" calcext:value-type="float">
            <text:p>1212.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0.05" calcext:value-type="float">
            <text:p>1250.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2.04" calcext:value-type="float">
            <text:p>1112.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12.24" calcext:value-type="float">
            <text:p>1312.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84.48" calcext:value-type="float">
            <text:p>1384.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54.08" calcext:value-type="float">
            <text:p>1254.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.27" calcext:value-type="float">
            <text:p>1203.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3.63" calcext:value-type="float">
            <text:p>1093.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1.49" calcext:value-type="float">
            <text:p>1051.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97.87" calcext:value-type="float">
            <text:p>1197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3.88" calcext:value-type="float">
            <text:p>1133.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98.78" calcext:value-type="float">
            <text:p>1298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4.52" calcext:value-type="float">
            <text:p>934.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8.34" calcext:value-type="float">
            <text:p>1118.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4.95" calcext:value-type="float">
            <text:p>1154.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46.38" calcext:value-type="float">
            <text:p>1346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2.02" calcext:value-type="float">
            <text:p>1042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8.49" calcext:value-type="float">
            <text:p>1188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9.2" calcext:value-type="float">
            <text:p>929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63.89" calcext:value-type="float">
            <text:p>1163.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53.62" calcext:value-type="float">
            <text:p>1253.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3.65" calcext:value-type="float">
            <text:p>1113.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78.74" calcext:value-type="float">
            <text:p>1278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1.3" calcext:value-type="float">
            <text:p>941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2.21" calcext:value-type="float">
            <text:p>1062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8.45" calcext:value-type="float">
            <text:p>978.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54.43" calcext:value-type="float">
            <text:p>1254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8.8" calcext:value-type="float">
            <text:p>1158.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72.67" calcext:value-type="float">
            <text:p>1272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8.74" calcext:value-type="float">
            <text:p>1038.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8.9" calcext:value-type="float">
            <text:p>958.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15.3" calcext:value-type="float">
            <text:p>121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00-00-00</text:date>, <text:time style:data-style-name="N2" text:time-value="10:24:35.689806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date>2021-10-30T10:26:15.788233102</dc:date>
    <meta:editing-duration>PT3M2S</meta:editing-duration>
    <meta:editing-cycles>3</meta:editing-cycles>
    <meta:document-statistic meta:table-count="1" meta:cell-count="68" meta:object-count="0"/>
  </office:meta>
</office:document-meta>
</file>